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liv_stroje" table:style-name="ta1">
        <table:shapes>
          <draw:frame draw:z-index="0" draw:style-name="gr1" draw:text-style-name="P1" svg:width="238.19mm" svg:height="98.35mm" svg:x="81.78mm" svg:y="0.99mm">
            <loext:p draw:notify-on-update-of-ranges="vliv_stroje.A2:vliv_stroje.A25 vliv_stroje.B1:vliv_stroje.B1 vliv_stroje.B2:vliv_stroje.B25 vliv_stroje.A2:vliv_stroje.A25 vliv_stroje.C1:vliv_stroje.C1 vliv_stroje.C2:vliv_stroje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Poruch stroje</text:p>
          </table:table-cell>
          <table:table-cell office:value-type="string" calcext:value-type="string">
            <text:p>Čokoládových výrobků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5:12:24.12449310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5:12:51.090094164</dc:date>
    <meta:editing-duration>PT17M3S</meta:editing-duration>
    <meta:editing-cycles>4</meta:editing-cycles>
    <meta:generator>LibreOffice/5.1.6.2$Linux_X86_64 LibreOffice_project/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cm" svg:height="9.836cm" xlink:href=".." xlink:type="simple" chart:class="chart:scatter" chart:style-name="ch1">
        <chart:legend chart:legend-position="end" svg:x="18.983cm" svg:y="4.37cm" style:legend-expansion="high" chart:style-name="ch2"/>
        <chart:plot-area chart:style-name="ch3" table:cell-range-address="vliv_stroje.A2:vliv_stroje.C25 vliv_stroje.B1:vliv_stroje.C1" chart:data-source-has-labels="row" svg:x="1.487cm" svg:y="0.196cm" svg:width="17.02cm" svg:height="8.463cm">
          <chartooo:coordinate-region svg:x="2.214cm" svg:y="0.396cm" svg:width="16.107cm" svg:height="7.616cm"/>
          <chart:axis chart:dimension="x" chart:name="primary-x" chart:style-name="ch4">
            <chart:title svg:x="8.709cm" svg:y="8.855cm" chart:style-name="ch5">
              <text:p>Čas (v hodinách)</text:p>
            </chart:title>
          </chart:axis>
          <chart:axis chart:dimension="y" chart:name="primary-y" chart:style-name="ch4">
            <chart:title svg:x="0.451cm" svg:y="7.276cm" chart:style-name="ch6">
              <text:p>Počet výrobků (v tunách), počet poruch</text:p>
            </chart:title>
            <chart:grid chart:style-name="ch7" chart:class="major"/>
          </chart:axis>
          <chart:series chart:style-name="ch8" chart:values-cell-range-address="vliv_stroje.B2:vliv_stroje.B25" chart:label-cell-address="vliv_stroje.B1:vliv_stroje.B1" chart:class="chart:scatter">
            <chart:domain table:cell-range-address="vliv_stroje.A2:vliv_stroje.A25"/>
            <chart:data-point chart:repeated="24"/>
          </chart:series>
          <chart:series chart:style-name="ch9" chart:values-cell-range-address="vliv_stroje.C2:vliv_stroje.C25" chart:label-cell-address="vliv_stroje.C1:vliv_stroje.C1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Poruch stroje</text:p>
                <draw:g>
                  <svg:desc>vliv_stroje.B1:vliv_stroje.B1</svg:desc>
                </draw:g>
              </table:table-cell>
              <table:table-cell office:value-type="string">
                <text:p>Čokoládových výrobků</text:p>
                <draw:g>
                  <svg:desc>vliv_stroje.C1:vliv_stroj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liv_stroje.A2:vliv_stroje.A25</svg:desc>
                </draw:g>
              </table:table-cell>
              <table:table-cell office:value-type="float" office:value="0">
                <text:p>0</text:p>
                <draw:g>
                  <svg:desc>vliv_stroje.B2:vliv_stroje.B25</svg:desc>
                </draw:g>
              </table:table-cell>
              <table:table-cell office:value-type="float" office:value="0.078">
                <text:p>0.078</text:p>
                <draw:g>
                  <svg:desc>vliv_stroje.C2:vliv_stroje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